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number-rows-repeated="104796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</table:table>
      <table:named-expressions/>
      <table:database-ranges>
        <table:database-range table:name="__Anonymous_Sheet_DB__0" table:target-range-address="Schreibhand.A1:Schreibhand.C598" table:display-filter-buttons="true">
          <table:filter>
            <table:filter-and>
              <table:filter-condition table:field-number="2" table:value="" table:operator="=">
                <table:filter-set-item table:value=""/>
                <table:filter-set-item table:value="Allgemeine Ausgangssperre"/>
                <table:filter-set-item table:value="Am Anfang war das Wort"/>
                <table:filter-set-item table:value="Arche Monty"/>
                <table:filter-set-item table:value="Auf den Hund gekommen"/>
                <table:filter-set-item table:value="Auf zum Zitronenbaum"/>
                <table:filter-set-item table:value="Bart brütet etwas aus"/>
                <table:filter-set-item table:value="Bart das Genie"/>
                <table:filter-set-item table:value="Bart hat zwei Mütter"/>
                <table:filter-set-item table:value="Bart ist an Allem schuld"/>
                <table:filter-set-item table:value="Bart packt aus"/>
                <table:filter-set-item table:value="Bart schlägt eine Schlacht"/>
                <table:filter-set-item table:value="Bart und sein Westernheld"/>
                <table:filter-set-item table:value="Bart verkauft seine Seele"/>
                <table:filter-set-item table:value="Bart wird berühmt"/>
                <table:filter-set-item table:value="Barts Freundin"/>
                <table:filter-set-item table:value="Barts Komet"/>
                <table:filter-set-item table:value="Barts neuer bester Freund"/>
                <table:filter-set-item table:value="Conrad"/>
                <table:filter-set-item table:value="Das Bart Ultimatum"/>
                <table:filter-set-item table:value="Das Erfolgsrezept"/>
                <table:filter-set-item table:value="Das Fernsehen ist an allem schuld"/>
                <table:filter-set-item table:value="Das Kreuz mit den Worträtseln"/>
                <table:filter-set-item table:value="Das Maskottchen"/>
                <table:filter-set-item table:value="Das Schlangennest"/>
                <table:filter-set-item table:value="Das böse Wort"/>
                <table:filter-set-item table:value="Der Aushilfslehrer"/>
                <table:filter-set-item table:value="Der Eignungstest"/>
                <table:filter-set-item table:value="Der Ernstfall"/>
                <table:filter-set-item table:value="Der Fahrschüler"/>
                <table:filter-set-item table:value="Der Lebensretter"/>
                <table:filter-set-item table:value="Der Lehrerstreik"/>
                <table:filter-set-item table:value="Der Spion, der mich anlernte"/>
                <table:filter-set-item table:value="Der Uhr-Großvater"/>
                <table:filter-set-item table:value="Der Vater eines Clowns"/>
                <table:filter-set-item table:value="Der Wettkönig"/>
                <table:filter-set-item table:value="Der Wunderschläger"/>
                <table:filter-set-item table:value="Der alte Mann und Lisa"/>
                <table:filter-set-item table:value="Der eingebildetet Dachdecker"/>
                <table:filter-set-item table:value="Der große Nachrichtenschwindel"/>
                <table:filter-set-item table:value="Der lächelnde Buddha"/>
                <table:filter-set-item table:value="Der merkwürdige Schlüssel"/>
                <table:filter-set-item table:value="Der mysteriöse Bierbaron"/>
                <table:filter-set-item table:value="Der rasende Wüterich"/>
                <table:filter-set-item table:value="Der schöne Jacques"/>
                <table:filter-set-item table:value="Der tollste Hund der Welt"/>
                <table:filter-set-item table:value="Der unerschrockene Leibwächter"/>
                <table:filter-set-item table:value="Der vermisste Halbbruder"/>
                <table:filter-set-item table:value="Dicker Mann und kleiner Junge"/>
                <table:filter-set-item table:value="Die Akte Springfield"/>
                <table:filter-set-item table:value="Die Frau im Schrank"/>
                <table:filter-set-item table:value="Die Kontaktanzeige"/>
                <table:filter-set-item table:value="Die Kurzzeit-Berühmtheit"/>
                <table:filter-set-item table:value="Die Lisa-Studie"/>
                <table:filter-set-item table:value="Die Panik-Amok-Horror-Show"/>
                <table:filter-set-item table:value="Die Perlen-Präsidentin"/>
                <table:filter-set-item table:value="Die Sippe auf Safari"/>
                <table:filter-set-item table:value="Die Springfield Bürgerwehr"/>
                <table:filter-set-item table:value="Die Straße der Verdammten"/>
                <table:filter-set-item table:value="Die Trillion-Dollar-Note"/>
                <table:filter-set-item table:value="Die große Simpsina"/>
                <table:filter-set-item table:value="Die virtuelle Familie"/>
                <table:filter-set-item table:value="Donnerstags bei Abe"/>
                <table:filter-set-item table:value="Duell bei Sonnenaufgang"/>
                <table:filter-set-item table:value="Ehegeheimnisse"/>
                <table:filter-set-item table:value="Ein grausiger Verdacht"/>
                <table:filter-set-item table:value="Ein halbanständiger Antrag"/>
                <table:filter-set-item table:value="Ein trauriger Clown"/>
                <table:filter-set-item table:value="Eine Glatze macht noch keinen Kirk"/>
                <table:filter-set-item table:value="Eine Simpsons-Weihnachtsgeschichte"/>
                <table:filter-set-item table:value="Einmal Washington und zurück"/>
                <table:filter-set-item table:value="Einmal als Schneekönig"/>
                <table:filter-set-item table:value="Friede, Freude, Eierkuchen"/>
                <table:filter-set-item table:value="G.I. Homer"/>
                <table:filter-set-item table:value="Gleichung mit einem Unbekannten"/>
                <table:filter-set-item table:value="Global Clowning"/>
                <table:filter-set-item table:value="Gone Boy"/>
                <table:filter-set-item table:value="Gott gegen Lisa Simpson"/>
                <table:filter-set-item table:value="Grad Theft U-Bahn"/>
                <table:filter-set-item table:value="Grampa ist ganz Ohr"/>
                <table:filter-set-item table:value="Homer als Restaurantkritiker"/>
                <table:filter-set-item table:value="Homer auf Abwegen"/>
                <table:filter-set-item table:value="Homer der Weltraumheld"/>
                <table:filter-set-item table:value="Homer und der Revolver"/>
                <table:filter-set-item table:value="Homergeddon"/>
                <table:filter-set-item table:value="Homerland"/>
                <table:filter-set-item table:value="Homers Bowling-Mannschaft"/>
                <table:filter-set-item table:value="Homers Sieben"/>
                <table:filter-set-item table:value="In den Fängen einer Sekte"/>
                <table:filter-set-item table:value="Klassenkampf"/>
                <table:filter-set-item table:value="Kraftwerk zu verkaufen"/>
                <table:filter-set-item table:value="Krieg der Welten"/>
                <table:filter-set-item table:value="Krise im Kamp Krusty"/>
                <table:filter-set-item table:value="Kuchen, Kopfgeld und Kautionen"/>
                <table:filter-set-item table:value="L. S. - Meisterin des Doppellebens"/>
                <table:filter-set-item table:value="Lehrerin des Jahres"/>
                <table:filter-set-item table:value="Liebe und Intrige"/>
                <table:filter-set-item table:value="Lisa auf dem Eise"/>
                <table:filter-set-item table:value="Lisas Rivalin"/>
                <table:filter-set-item table:value="Marge als Seelsorgerin"/>
                <table:filter-set-item table:value="Marge gegen Singles, Senioren, ..."/>
                <table:filter-set-item table:value="Marge muss jobben"/>
                <table:filter-set-item table:value="Marge und das Bretzelbacken"/>
                <table:filter-set-item table:value="Marge will's wissen"/>
                <table:filter-set-item table:value="Marge wird verhaftet"/>
                <table:filter-set-item table:value="Mit gespaltener Zunge"/>
                <table:filter-set-item table:value="Moe mit den zwei Gesichtern"/>
                <table:filter-set-item table:value="Mr. and Mrs. Smithers"/>
                <table:filter-set-item table:value="Nach Kanada der Liebe wegen"/>
                <table:filter-set-item table:value="Ned Flanders: Wieder allein"/>
                <table:filter-set-item table:value="Nedna"/>
                <table:filter-set-item table:value="Nur ein Aprilscherz"/>
                <table:filter-set-item table:value="Pranksta Rap"/>
                <table:filter-set-item table:value="Ralph liebt Lisa"/>
                <table:filter-set-item table:value="Schall und Rauch"/>
                <table:filter-set-item table:value="Scheide sich, wer kann"/>
                <table:filter-set-item table:value="Simpson und sein Enkel in die Schatzsuche"/>
                <table:filter-set-item table:value="Simpsons und Gomorraha"/>
                <table:filter-set-item table:value="Springfield Film Festival"/>
                <table:filter-set-item table:value="Tingeltangel-Bob"/>
                <table:filter-set-item table:value="Todesfalle zu verkaufen"/>
                <table:filter-set-item table:value="Triologie derselben Geschichte"/>
                <table:filter-set-item table:value="Verbrechen lohnt sich nicht"/>
                <table:filter-set-item table:value="Vertrottelt Lisa?"/>
                <table:filter-set-item table:value="Volksabstimmung in Springfield"/>
                <table:filter-set-item table:value="Wege zum Ruhm"/>
                <table:filter-set-item table:value="Wenn der Rektor mit der Lehrerin"/>
                <table:filter-set-item table:value="Wenn der Vater mit dem Sohne"/>
                <table:filter-set-item table:value="Wenn ich einmal reich wäre"/>
                <table:filter-set-item table:value="Wer erfand Itchy und Scratchy?"/>
                <table:filter-set-item table:value="YOLO"/>
                <table:filter-set-item table:value="Überraschung für Springfield"/>
              </table:filter-condition>
              <table:filter-condition table:field-number="0" table:value="Abe" table:operator="=">
                <table:filter-set-item table:value="Abe"/>
                <table:filter-set-item table:value="Akira"/>
                <table:filter-set-item table:value="Allison"/>
                <table:filter-set-item table:value="Apu"/>
                <table:filter-set-item table:value="Barney"/>
                <table:filter-set-item table:value="Bart"/>
                <table:filter-set-item table:value="Burns"/>
                <table:filter-set-item table:value="Carl"/>
                <table:filter-set-item table:value="Chalmers"/>
                <table:filter-set-item table:value="Charlie"/>
                <table:filter-set-item table:value="Cletus"/>
                <table:filter-set-item table:value="Comicbuchverkäufer"/>
                <table:filter-set-item table:value="Database"/>
                <table:filter-set-item table:value="Dolph"/>
                <table:filter-set-item table:value="Doris"/>
                <table:filter-set-item table:value="Eddie"/>
                <table:filter-set-item table:value="Fat Tony"/>
                <table:filter-set-item table:value="Frank Grimes"/>
                <table:filter-set-item table:value="Frink"/>
                <table:filter-set-item table:value="Gil"/>
                <table:filter-set-item table:value="Gott"/>
                <table:filter-set-item table:value="Hans Maulwurf"/>
                <table:filter-set-item table:value="Helen"/>
                <table:filter-set-item table:value="Herb"/>
                <table:filter-set-item table:value="Herman"/>
                <table:filter-set-item table:value="Hibbert"/>
                <table:filter-set-item table:value="Homer"/>
                <table:filter-set-item table:value="Homer "/>
                <table:filter-set-item table:value="Hoover"/>
                <table:filter-set-item table:value="Hummelmann"/>
                <table:filter-set-item table:value="Hyman Krustofsky"/>
                <table:filter-set-item table:value="Janey"/>
                <table:filter-set-item table:value="Jasper"/>
                <table:filter-set-item table:value="Jimbo"/>
                <table:filter-set-item table:value="Kearney"/>
                <table:filter-set-item table:value="Kent Brockman"/>
                <table:filter-set-item table:value="Krabappel"/>
                <table:filter-set-item table:value="Krusty"/>
                <table:filter-set-item table:value="Krustys Vater"/>
                <table:filter-set-item table:value="Largo"/>
                <table:filter-set-item table:value="Lenny"/>
                <table:filter-set-item table:value="Lewis"/>
                <table:filter-set-item table:value="Lindsey Naegle"/>
                <table:filter-set-item table:value="Lionel Hutz"/>
                <table:filter-set-item table:value="Lisa"/>
                <table:filter-set-item table:value="Lou"/>
                <table:filter-set-item table:value="Louie"/>
                <table:filter-set-item table:value="Luann Van Houten"/>
                <table:filter-set-item table:value="Maggie"/>
                <table:filter-set-item table:value="Manjula"/>
                <table:filter-set-item table:value="Marge"/>
                <table:filter-set-item table:value="Martin Prince"/>
                <table:filter-set-item table:value="McCallister"/>
                <table:filter-set-item table:value="Milhouse"/>
                <table:filter-set-item table:value="Moe"/>
                <table:filter-set-item table:value="Mona"/>
                <table:filter-set-item table:value="Ned Flanders"/>
                <table:filter-set-item table:value="Nelson"/>
                <table:filter-set-item table:value="Otto"/>
                <table:filter-set-item table:value="Patty"/>
                <table:filter-set-item table:value="Prince (Martins Vater)"/>
                <table:filter-set-item table:value="Raffael"/>
                <table:filter-set-item table:value="Ralph"/>
                <table:filter-set-item table:value="Riviera"/>
                <table:filter-set-item table:value="Rod"/>
                <table:filter-set-item table:value="Ruth Powers"/>
                <table:filter-set-item table:value="Selma"/>
                <table:filter-set-item table:value="Sideshow Bob"/>
                <table:filter-set-item table:value="Sideshow Mel"/>
                <table:filter-set-item table:value="Skinner"/>
                <table:filter-set-item table:value="Smithers"/>
                <table:filter-set-item table:value="Snake"/>
                <table:filter-set-item table:value="Timothy Lovejoy"/>
                <table:filter-set-item table:value="Todd"/>
                <table:filter-set-item table:value="Wendell"/>
                <table:filter-set-item table:value="Wiggum"/>
                <table:filter-set-item table:value="Willie"/>
                <table:filter-set-item table:value="Wolfcastle"/>
              </table:filter-condition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7:18:16.7014081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b840030fec2aae0fd2658d8d4f9548af4e3518d</meta:generator>
    <meta:creation-date>2006-09-16T14:57:30</meta:creation-date>
    <dc:date>2019-04-30T17:19:10.256886033</dc:date>
    <meta:editing-cycles>337</meta:editing-cycles>
    <meta:editing-duration>PT16H28M28S</meta:editing-duration>
    <meta:document-statistic meta:table-count="2" meta:cell-count="1428" meta:object-count="0"/>
    <meta:user-defined meta:name="Info 1"/>
    <meta:user-defined meta:name="Info 2"/>
    <meta:user-defined meta:name="Info 3"/>
    <meta:user-defined meta:name="Info 4"/>
  </office:meta>
</office:document-meta>
</file>